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https://www.theplayerstribune.com/articles/kevin-love-mental-health</text:p>
      <text:p text:style-name="Text_20_body">NBA all star and 2016 Champion Kevin Love showed remarkable self knowledge in his Player's Tribune article, where he talked about growing up with anxiety, and dealing with the pressure of being a basketball star and injuries in this article, and how this led to him suffering a bout of clinical depression after a significant injury.</text:p>
      <text:p text:style-name="Text_20_body">Love showed great introspection in knowing that he has always suffered from anxiety in the part of the article where he stated that "<text:span text:style-name="Emphasis">Even in the best of times, my default setting was often dread. That’s just the way I’ve been wired since I was a kid. It’s like there’s a constant, low-level threat that I can sense in the pit of my stomach from the moment that I wake up in the morning.</text:span>" </text:p>
      <text:p text:style-name="Text_20_body">In addition, he admits that how his sense of self worth was tied to his performance on the court was unhealthy when he says "<text:span text:style-name="Emphasis">Way before I was in the NBA or even in college, my self-worth was all about performing. I was what I did, which I think a lot of people can relate to, whether they’re a chef or a lawyer or a nurse or whatever the profession. I just happened to play basketball. When I wasn’t performing, I didn’t feel like I was succeeding as a person." </text:span>this is impressive self knowledge that helped him to deal with his issues and come out of his bout of depression stronger. </text:p>
      <text:p text:style-name="Text_20_body">Love goes ahead to admit that he needed help, therapy, love and companionship, and someone to talk to. He goes on to say that <text:span text:style-name="Emphasis">"I still need those things now, and I probably always wil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12:23:35.139501759</meta:creation-date>
    <dc:date>2021-02-05T12:33:46.419212586</dc:date>
    <meta:editing-duration>PT10M15S</meta:editing-duration>
    <meta:editing-cycles>1</meta:editing-cycles>
    <meta:document-statistic meta:table-count="0" meta:image-count="0" meta:object-count="0" meta:page-count="1" meta:paragraph-count="5" meta:word-count="278" meta:character-count="1559" meta:non-whitespace-character-count="1284"/>
    <meta:generator>LibreOffice/6.0.7.3$Linux_X86_64 LibreOffice_project/00m0$Build-3</meta:generator>
  </office:meta>
</office:document-meta>
</file>